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 Light" svg:font-family="'Calibri Light'"/>
    <style:font-face style:name="FreeSans1" svg:font-family="FreeSans" style:font-family-generic="swiss"/>
    <style:font-face style:name="Calibri Light1" svg:font-family="'Calibri Light'" style:font-pitch="variable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86784" officeooo:paragraph-rsid="00086784"/>
    </style:style>
    <style:style style:name="P2" style:family="paragraph" style:parent-style-name="Standard">
      <style:paragraph-properties fo:text-align="start" style:justify-single-word="false"/>
      <style:text-properties fo:font-size="22pt" officeooo:rsid="00093038" officeooo:paragraph-rsid="00093038" style:font-size-asian="19.25pt" style:font-size-complex="22pt"/>
    </style:style>
    <style:style style:name="P3" style:family="paragraph" style:parent-style-name="Standard">
      <style:paragraph-properties fo:text-align="start" style:justify-single-word="false"/>
      <style:text-properties fo:font-size="18pt" officeooo:rsid="00093038" officeooo:paragraph-rsid="00093038" style:font-size-asian="15.75pt" style:font-size-complex="18pt"/>
    </style:style>
    <style:style style:name="P4" style:family="paragraph" style:parent-style-name="Standard">
      <style:paragraph-properties fo:text-align="start" style:justify-single-word="false"/>
      <style:text-properties fo:font-size="18pt" officeooo:rsid="00093038" officeooo:paragraph-rsid="000acd46" style:font-size-asian="15.75pt" style:font-size-complex="18pt"/>
    </style:style>
    <style:style style:name="P5" style:family="paragraph" style:parent-style-name="Standard">
      <style:paragraph-properties fo:text-align="start" style:justify-single-word="false"/>
      <style:text-properties fo:font-size="18pt" officeooo:rsid="000acd46" officeooo:paragraph-rsid="000acd46" style:font-size-asian="15.75pt" style:font-size-complex="18pt"/>
    </style:style>
    <style:style style:name="P6" style:family="paragraph" style:parent-style-name="Standard">
      <style:paragraph-properties fo:text-align="start" style:justify-single-word="false"/>
      <style:text-properties fo:font-size="18pt" officeooo:rsid="000c9858" officeooo:paragraph-rsid="000c9858" style:font-size-asian="15.75pt" style:font-size-complex="18pt"/>
    </style:style>
    <style:style style:name="P7" style:family="paragraph" style:parent-style-name="Standard">
      <style:paragraph-properties fo:text-align="center" style:justify-single-word="false"/>
      <style:text-properties fo:color="#330066" fo:font-size="24pt" fo:font-weight="bold" officeooo:rsid="00093038" officeooo:paragraph-rsid="00093038" style:font-size-asian="24pt" style:font-weight-asian="bold" style:font-size-complex="24pt" style:font-weight-complex="bold"/>
    </style:style>
    <style:style style:name="P8" style:family="paragraph" style:parent-style-name="Standard">
      <style:paragraph-properties fo:text-align="start" style:justify-single-word="false"/>
      <style:text-properties fo:color="#000000" fo:font-size="18pt" officeooo:rsid="000acd46" officeooo:paragraph-rsid="000acd46" style:font-size-asian="15.75pt" style:font-size-complex="18pt"/>
    </style:style>
    <style:style style:name="P9" style:family="paragraph" style:parent-style-name="Standard">
      <style:text-properties officeooo:rsid="000e4750" officeooo:paragraph-rsid="000e4750"/>
    </style:style>
    <style:style style:name="P10" style:family="paragraph" style:parent-style-name="No_20_Spacing">
      <style:paragraph-properties fo:margin-top="0.071cm" fo:margin-bottom="0.071cm" loext:contextual-spacing="false"/>
      <style:text-properties officeooo:paragraph-rsid="00086784"/>
    </style:style>
    <style:style style:name="P11" style:family="paragraph" style:parent-style-name="No_20_Spacing">
      <style:paragraph-properties fo:margin-top="0.071cm" fo:margin-bottom="0.071cm" loext:contextual-spacing="false"/>
      <style:text-properties fo:text-transform="uppercase" fo:color="#5b9bd5" fo:font-size="14pt" style:font-size-asian="14pt" style:font-size-complex="14pt"/>
    </style:style>
    <style:style style:name="P12" style:family="paragraph" style:parent-style-name="Standard">
      <style:paragraph-properties fo:text-align="start" style:justify-single-word="false"/>
      <style:text-properties fo:font-size="18pt" officeooo:rsid="00093038" officeooo:paragraph-rsid="000f3bc5" style:font-size-asian="15.75pt" style:font-size-complex="18pt"/>
    </style:style>
    <style:style style:name="P13" style:family="paragraph" style:parent-style-name="Standard">
      <style:paragraph-properties fo:text-align="start" style:justify-single-word="false"/>
      <style:text-properties fo:font-size="18pt" officeooo:rsid="000f3bc5" officeooo:paragraph-rsid="000f3bc5" style:font-size-asian="15.75pt" style:font-size-complex="18pt"/>
    </style:style>
    <style:style style:name="P14" style:family="paragraph">
      <style:paragraph-properties fo:margin-top="0cm" fo:margin-bottom="0cm" fo:line-height="100%" fo:text-align="start"/>
    </style:style>
    <style:style style:name="P15" style:family="paragraph">
      <loext:graphic-properties draw:fill="gradient" draw:fill-gradient-name="Gradient_20_2"/>
      <style:paragraph-properties fo:margin-top="0cm" fo:margin-bottom="0cm" fo:line-height="100%" fo:text-align="start"/>
    </style:style>
    <style:style style:name="P16" style:family="paragraph">
      <loext:graphic-properties draw:fill="solid" draw:fill-color="#ffffff" draw:opacity="30%"/>
      <style:paragraph-properties fo:text-align="start"/>
    </style:style>
    <style:style style:name="P17" style:family="paragraph">
      <loext:graphic-properties draw:fill="none"/>
      <style:paragraph-properties fo:text-align="start"/>
      <style:text-properties fo:color="#000000" fo:font-size="18pt"/>
    </style:style>
    <style:style style:name="T1" style:family="text">
      <style:text-properties fo:text-transform="uppercase" fo:color="#4472c4" fo:font-size="12pt" style:font-size-asian="12pt" style:font-size-complex="12pt"/>
    </style:style>
    <style:style style:name="T2" style:family="text">
      <style:text-properties fo:text-transform="uppercase" fo:color="#4472c4" fo:font-size="12pt" officeooo:rsid="000773fe" style:font-size-asian="12pt" style:font-size-complex="12pt"/>
    </style:style>
    <style:style style:name="T3" style:family="text">
      <style:text-properties fo:text-transform="uppercase" fo:color="#4472c4" fo:font-size="12pt" officeooo:rsid="00086784" style:font-size-asian="12pt" style:font-size-complex="12pt"/>
    </style:style>
    <style:style style:name="T4" style:family="text">
      <style:text-properties fo:color="#330066"/>
    </style:style>
    <style:style style:name="T5" style:family="text">
      <style:text-properties fo:color="#330066" fo:font-weight="bold" style:font-weight-asian="bold" style:font-weight-complex="bold"/>
    </style:style>
    <style:style style:name="T6" style:family="text">
      <style:text-properties fo:color="#330066" fo:font-weight="bold" officeooo:rsid="000f3bc5" style:font-weight-asian="bold" style:font-weight-complex="bold"/>
    </style:style>
    <style:style style:name="T7" style:family="text">
      <style:text-properties officeooo:rsid="000c9858"/>
    </style:style>
    <style:style style:name="T8" style:family="text">
      <style:text-properties officeooo:rsid="000cb58c"/>
    </style:style>
    <style:style style:name="T9" style:family="text">
      <style:text-properties fo:font-weight="bold" officeooo:rsid="000f3bc5" style:font-weight-asian="bold" style:font-weight-complex="bold"/>
    </style:style>
    <style:style style:name="T10" style:family="text">
      <style:text-properties officeooo:rsid="000f3bc5"/>
    </style:style>
    <style:style style:name="T11" style:family="text">
      <style:text-properties fo:color="#000000" fo:font-weight="normal" officeooo:rsid="000f3bc5" style:font-weight-asian="normal" style:font-weight-complex="normal"/>
    </style:style>
    <style:style style:name="T12" style:family="text">
      <style:text-properties fo:font-variant="normal" fo:text-transform="none" fo:color="#ffffff" style:text-line-through-style="none" style:text-line-through-type="none" style:text-position="0% 100%" style:font-name="Calibri Light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gr1" style:family="graphic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ge" style:horizontal-pos="center" style:horizontal-rel="page-content" draw:wrap-influence-on-position="once-concurrent" style:flow-with-text="false"/>
    </style:style>
    <style:style style:name="gr2" style:family="graphic">
      <style:graphic-properties draw:stroke="none" svg:stroke-width="0cm" draw:fill="gradient" draw:fill-gradient-name="Gradient_20_2" draw:textarea-vertical-align="bottom" draw:auto-grow-height="false" draw:fit-to-size="false" fo:min-height="13.54cm" fo:min-width="13.451cm" fo:padding-top="3.048cm" fo:padding-bottom="3.048cm" fo:padding-left="2.54cm" fo:padding-right="3.048cm" fo:wrap-option="wrap" style:run-through="background"/>
    </style:style>
    <style:style style:name="gr3" style:family="graphic">
      <style:graphic-properties draw:stroke="none" svg:stroke-width="0cm" draw:fill="solid" draw:fill-color="#ffffff" draw:opacity="30%" draw:textarea-vertical-align="bottom" draw:auto-grow-height="false" draw:fit-to-size="false" fo:min-height="1.598cm" fo:min-width="15.542cm" fo:padding-top="0.127cm" fo:padding-bottom="0.127cm" fo:padding-left="0.254cm" fo:padding-right="0.254cm" fo:wrap-option="wrap" style:run-through="background"/>
    </style:style>
    <style:style style:name="gr4" style:family="graphic" style:parent-style-name="Frame">
      <style:graphic-properties draw:stroke="none" svg:stroke-width="0.018cm" draw:fill="none" draw:textarea-vertical-align="top" draw:auto-grow-height="true" fo:min-height="0cm" fo:min-width="0cm" fo:padding-top="0cm" fo:padding-bottom="0cm" fo:padding-left="2.54cm" fo:padding-right="3.048cm" fo:wrap-option="wrap" fo:margin-left="0.318cm" fo:margin-right="0.318cm" fo:margin-top="0cm" fo:margin-bottom="0.021cm" style:run-through="foreground" style:wrap="parallel" style:number-wrapped-paragraphs="no-limit" style:wrap-contour="false" style:vertical-pos="from-top" style:vertical-rel="page" style:horizontal-pos="center" style:horizontal-rel="page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draw:custom-shape text:anchor-type="paragraph" draw:z-index="1" draw:name="Casella di testo 129" draw:style-name="gr4" draw:text-style-name="P17" svg:width="19.548cm" svg:height="1.751cm" svg:x="0.727cm" svg:y="23.463cm"><text:p text:style-name="P11"/><text:p text:style-name="P10"><text:span text:style-name="T1">Valentino perrone </text:span><text:span text:style-name="T2">0202627</text:span><text:span text:style-name="T1">, anthony pusceddu </text:span><text:span text:style-name="T3">0200875</text:span><text:span text:style-name="T1"><text:line-break/></text:span></text:p><draw:enhanced-geometry draw:mirror-horizontal="false" svg:viewBox="0 0 0 0" draw:mirror-vertical="false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g text:anchor-type="paragraph" draw:z-index="0" draw:name="Gruppo 125" draw:style-name="gr1"><draw:custom-shape draw:name="Figura a mano libera 10" draw:style-name="gr2" draw:text-style-name="P15" svg:width="19.038cm" svg:height="19.635cm" svg:x="-0.37cm" svg:y="1.335cm"><text:p text:style-name="P14"><text:span text:style-name="T12">Brute force distribuito </text:span><text:span text:style-name="T12">in Go</text:span></text:p><draw:enhanced-geometry draw:mirror-horizontal="false" draw:mirror-vertical="false" svg:viewBox="0 0 0 0" drawooo:sub-view-size="720 700" draw:text-areas="0 0 ?f14 ?f15" draw:type="ooxml-non-primitive" draw:enhanced-path="M 0 0 C 0 644 0 644 0 644 23 650 62 658 113 665 250 685 476 700 720 644 720 617 720 617 720 617 720 0 720 0 720 0 0 0 0 0 0 0 N"><draw:equation draw:name="f0" draw:formula="0*logwidth/720"/><draw:equation draw:name="f1" draw:formula="0*logheight/700"/><draw:equation draw:name="f2" draw:formula="0*logwidth/720"/><draw:equation draw:name="f3" draw:formula="644*logheight/700"/><draw:equation draw:name="f4" draw:formula="113*logwidth/720"/><draw:equation draw:name="f5" draw:formula="665*logheight/700"/><draw:equation draw:name="f6" draw:formula="720*logwidth/720"/><draw:equation draw:name="f7" draw:formula="644*logheight/700"/><draw:equation draw:name="f8" draw:formula="720*logwidth/720"/><draw:equation draw:name="f9" draw:formula="617*logheight/700"/><draw:equation draw:name="f10" draw:formula="720*logwidth/720"/><draw:equation draw:name="f11" draw:formula="0*logheight/700"/><draw:equation draw:name="f12" draw:formula="0*logwidth/720"/><draw:equation draw:name="f13" draw:formula="0*logheight/700"/><draw:equation draw:name="f14" draw:formula="logwidth"/><draw:equation draw:name="f15" draw:formula="logheight"/></draw:enhanced-geometry></draw:custom-shape><draw:custom-shape draw:name="Figura a mano libera 11" draw:style-name="gr3" draw:text-style-name="P16" svg:width="16.049cm" svg:height="1.851cm" svg:x="2.632cm" svg:y="18.665cm"><text:p/><draw:enhanced-geometry draw:mirror-horizontal="false" draw:mirror-vertical="false" svg:viewBox="0 0 0 0" drawooo:sub-view-size="607 66" draw:text-areas="0 0 ?f12 ?f13" draw:type="ooxml-non-primitive" draw:enhanced-path="M 607 0 C 450 44 300 57 176 57 109 57 49 53 0 48 66 58 152 66 251 66 358 66 480 56 607 27 607 0 607 0 607 0 N"><draw:equation draw:name="f0" draw:formula="607*logwidth/607"/><draw:equation draw:name="f1" draw:formula="0*logheight/66"/><draw:equation draw:name="f2" draw:formula="176*logwidth/607"/><draw:equation draw:name="f3" draw:formula="57*logheight/66"/><draw:equation draw:name="f4" draw:formula="0*logwidth/607"/><draw:equation draw:name="f5" draw:formula="48*logheight/66"/><draw:equation draw:name="f6" draw:formula="251*logwidth/607"/><draw:equation draw:name="f7" draw:formula="66*logheight/66"/><draw:equation draw:name="f8" draw:formula="607*logwidth/607"/><draw:equation draw:name="f9" draw:formula="27*logheight/66"/><draw:equation draw:name="f10" draw:formula="607*logwidth/607"/><draw:equation draw:name="f11" draw:formula="0*logheight/66"/><draw:equation draw:name="f12" draw:formula="logwidth"/><draw:equation draw:name="f13" draw:formula="logheight"/></draw:enhanced-geometry></draw:custom-shape></draw:g>­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7">FUNZIONAMENTO</text:p>
      <text:p text:style-name="P2"/>
      <text:p text:style-name="P13">Per avviare il software con il trigger.sh è necessario avere installato il terminal di gnome:</text:p>
      <text:p text:style-name="P12"><text:span text:style-name="T6">sudo apt install gnome-terminal</text:span><text:span text:style-name="T11"> .</text:span></text:p>
      <text:p text:style-name="P3">Il software realizzato è avviabile tramite il comando: </text:p>
      <text:p text:style-name="P4"><text:span text:style-name="T5">./trigger.sh [numero dei workers]</text:span><text:span text:style-name="T4"> </text:span>, se non si hanno i permessi per eseguire tale file allora eseguire il comando :</text:p>
      <text:p text:style-name="P12"><text:s/><text:span text:style-name="T5">chmod +x trigger.sh.</text:span></text:p>
      <text:p text:style-name="P12"><text:span text:style-name="T11"/></text:p>
      <text:p text:style-name="P8">L’indirizzo ip (localhost) è stato inizializzato direttamente nel codice, mentre il valore delle porte nel trigger.</text:p>
      <text:p text:style-name="P5">Il server mette a disposizione un servizio di Hack (file: rpc_struct.go) per fornire al client la password e un servizio di Join (file: rpc_join.go) per connettersi con i workers, <text:span text:style-name="T7">ogni worker offrirà il servizio Forcing(file: rpc_worker.go) invocabile dal server per cercare la password nell’intervallo di sua competenza e un servizio Closer per smettere di erogare il servizio se è stata trovata la password.</text:span> </text:p>
      <text:p text:style-name="P6">Quindi in ordine temporale <text:span text:style-name="T8">le operazioni effettuate sono:</text:span> </text:p>
      <text:p text:style-name="P6"><text:tab/>-i vari worker invocano la join del server comunicando il proprio <text:tab/><text:tab/>indirizzo ip e la propria porta; </text:p>
      <text:p text:style-name="P6"><text:tab/>-la join, effettua il bind con ogni worker e lo <text:tab/><text:tab/><text:tab/><text:tab/><text:tab/><text:tab/>memorizza in uno slice;</text:p>
      <text:p text:style-name="P6"><text:tab/>-il client invoca il servizio hack;</text:p>
      <text:p text:style-name="P6"><text:tab/>-si controlla lo slice per capire se ci sono worker connessi; </text:p>
      <text:p text:style-name="P6"><text:tab/>-se non ci sono worker connessi ,il servizio termina comunicando <text:tab/><text:tab/>l’indisponibilità ;</text:p>
      <text:p text:style-name="P6"><text:tab/>-se ci sono worker connessi allora viene <text:span text:style-name="T8">suddiviso lo spazio delle <text:tab/><text:tab/>possibili disposizioni con ripetizione di 10 numeri in 8 posti <text:tab/><text:tab/>( 10^8) per il numero di worker disponibili nello slice. Viene<text:tab/><text:tab/>poi assegnato ad ogni worker uno spazio di competenza.</text:span></text:p>
      <text:p text:style-name="P6"><text:soft-page-break/><text:tab/><text:tab/><text:span text:style-name="T8">A questo punto si richiedono i servizi di ogni worker in <text:tab/><text:tab/><text:tab/>maniera asincrona.</text:span></text:p>
      <text:p text:style-name="P6"><text:tab/><text:span text:style-name="T8">-quando termina il primo worker si invoca il servizio di chiudura <text:tab/><text:tab/>in tutti i worker per terminare. Per implementare questo <text:tab/><text:tab/><text:tab/>servizio si è settata una variabile che ad ogni ciclo di forcing <text:tab/><text:tab/>ogni worker controlla.</text:span></text:p>
      <text:p text:style-name="P3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 Light" svg:font-family="'Calibri Light'"/>
    <style:font-face style:name="FreeSans1" svg:font-family="FreeSans" style:font-family-generic="swiss"/>
    <style:font-face style:name="Calibri Light1" svg:font-family="'Calibri Light'" style:font-pitch="variable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2" draw:display-name="Gradient 2" draw:style="linear" draw:start-color="#5e6d83" draw:end-color="#475971" draw:start-intensity="100%" draw:end-intensity="100%" draw:angle="0" draw:border="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o_20_Spacing" style:display-name="No Spacing" style:family="paragraph" style:default-outline-level="">
      <style:paragraph-properties fo:text-align="start" style:justify-single-word="false" fo:orphans="2" fo:widows="2" style:writing-mode="lr-tb"/>
    </style:style>
    <style:style style:name="Frame_20_contents" style:display-name="Frame contents" style:family="paragraph" style:parent-style-name="Standard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561cm" fo:margin-right="1.13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1T22:08:30.357292519</meta:creation-date>
    <dc:date>2017-12-02T13:54:14.357528294</dc:date>
    <meta:editing-duration>PT15M42S</meta:editing-duration>
    <meta:editing-cycles>3</meta:editing-cycles>
    <meta:generator>LibreOffice/5.2.7.2$Linux_X86_64 LibreOffice_project/20m0$Build-2</meta:generator>
    <meta:document-statistic meta:table-count="0" meta:image-count="0" meta:object-count="0" meta:page-count="3" meta:paragraph-count="19" meta:word-count="295" meta:character-count="1882" meta:non-whitespace-character-count="1565"/>
  </office:meta>
</office:document-meta>
</file>